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textarea-horizontal-align="justify" draw:textarea-vertical-align="top" draw:auto-grow-height="false" fo:min-height="12.384cm" fo:min-width="19.634cm" loext:decorative="false"/>
      <style:paragraph-properties style:writing-mode="lr-tb"/>
    </style:style>
    <style:style style:name="gr3" style:family="graphic" style:parent-style-name="standard">
      <style:graphic-properties svg:stroke-color="#355269" draw:fill-color="#dee6ef" draw:textarea-horizontal-align="justify" draw:textarea-vertical-align="middle" draw:auto-grow-height="false" fo:min-height="1.75cm" fo:min-width="3cm" loext:decorative="false"/>
      <style:paragraph-properties style:writing-mode="lr-tb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1.75cm" fo:min-width="3cm" loext:decorative="false"/>
      <style:paragraph-properties style:writing-mode="lr-tb"/>
    </style:style>
    <style:style style:name="gr5" style:family="graphic" style:parent-style-name="standard">
      <style:graphic-properties draw:fill-color="#dee6ef" draw:textarea-horizontal-align="justify" draw:textarea-vertical-align="middle" draw:auto-grow-height="false" fo:min-height="1.75cm" fo:min-width="4cm" loext:decorative="false"/>
      <style:paragraph-properties style:writing-mode="lr-tb"/>
    </style:style>
    <style:style style:name="gr6" style:family="graphic" style:parent-style-name="standard">
      <style:graphic-properties draw:fill-color="#dee6ef" draw:textarea-horizontal-align="justify" draw:textarea-vertical-align="middle" draw:auto-grow-height="false" fo:min-height="2.25cm" fo:min-width="5cm" loext:decorative="false"/>
      <style:paragraph-properties style:writing-mode="lr-tb"/>
    </style:style>
    <style:style style:name="gr7" style:family="graphic" style:parent-style-name="standard">
      <style:graphic-properties draw:fill-color="#dee6ef" draw:textarea-horizontal-align="justify" draw:textarea-vertical-align="middle" draw:auto-grow-height="false" fo:min-height="1.75cm" fo:min-width="3.5cm" loext:decorative="false"/>
      <style:paragraph-properties style:writing-mode="lr-tb"/>
    </style:style>
    <style:style style:name="gr8" style:family="graphic" style:parent-style-name="standard">
      <style:graphic-properties draw:fill-color="#dee6ef" draw:textarea-horizontal-align="justify" draw:textarea-vertical-align="middle" draw:auto-grow-height="false" fo:min-height="2.25cm" fo:min-width="4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top" draw:auto-grow-height="false" fo:min-height="3.36cm" fo:min-width="5.11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482cm" fo:min-width="3.232cm" loext:decorative="false"/>
      <style:paragraph-properties style:writing-mode="lr-tb"/>
    </style:style>
    <style:style style:name="gr11" style:family="graphic" style:parent-style-name="objectwithoutfill">
      <style:graphic-properties draw:marker-end="Arrowheads_20_1" draw:marker-end-width="0.3cm" draw:fill="none" draw:textarea-vertical-align="middle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556cm" fo:min-width="3.306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556cm" fo:min-width="3.806cm" loext:decorative="false"/>
      <style:paragraph-properties style:writing-mode="lr-tb"/>
    </style:style>
    <style:style style:name="gr14" style:family="graphic" style:parent-style-name="objectwithoutfill">
      <style:graphic-properties draw:marker-end="Arrowheads_20_2" draw:marker-end-width="0.3cm" draw:fill="none" draw:textarea-vertical-align="middle" loext:decorative="false"/>
      <style:paragraph-properties style:writing-mode="lr-tb"/>
    </style:style>
    <style:style style:name="gr15" style:family="graphic" style:parent-style-name="objectwithoutfill">
      <style:graphic-properties draw:marker-end="Arrowheads_20_3" draw:marker-end-width="0.3cm" draw:fill="none" draw:textarea-vertical-align="middle" loext:decorative="false"/>
      <style:paragraph-properties style:writing-mode="lr-tb"/>
    </style:style>
    <style:style style:name="gr16" style:family="graphic" style:parent-style-name="objectwithoutfill">
      <style:graphic-properties draw:marker-end="Arrowheads_20_7" draw:marker-end-width="0.3cm" draw:fill="none" draw:textarea-vertical-align="top" loext:decorative="false"/>
      <style:paragraph-properties style:writing-mode="lr-tb"/>
    </style:style>
    <style:style style:name="gr17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10" draw:marker-end-width="0.3cm" draw:fill="none" draw:textarea-vertical-align="middle" loext:decorative="false"/>
      <style:paragraph-properties style:writing-mode="lr-tb"/>
    </style:style>
    <style:style style:name="gr20" style:family="graphic" style:parent-style-name="objectwithoutfill">
      <style:graphic-properties draw:marker-end="Arrowheads_20_11" draw:marker-end-width="0.3cm" draw:fill="none" draw:textarea-vertical-align="top" loext:decorative="false"/>
      <style:paragraph-properties style:writing-mode="lr-tb"/>
    </style:style>
    <style:style style:name="gr21" style:family="graphic" style:parent-style-name="objectwithoutfill">
      <style:graphic-properties draw:marker-end="Arrowheads_20_12" draw:marker-end-width="0.3cm" draw:fill="none" draw:textarea-vertical-align="bottom" loext:decorative="false"/>
      <style:paragraph-properties style:writing-mode="lr-tb"/>
    </style:style>
    <style:style style:name="gr22" style:family="graphic" style:parent-style-name="objectwithoutfill">
      <style:graphic-properties draw:marker-end="Arrowheads_20_13" draw:marker-end-width="0.3cm" draw:fill="none" draw:textarea-vertical-align="middle" loext:decorative="false"/>
      <style:paragraph-properties style:writing-mode="lr-tb"/>
    </style:style>
    <style:style style:name="gr23" style:family="graphic" style:parent-style-name="standard">
      <style:graphic-properties draw:stroke="dash" draw:stroke-dash="Double_20_Dash" svg:stroke-opacity="100%" svg:stroke-linecap="butt" draw:opacity="50%" draw:opacity-name="" draw:textarea-horizontal-align="justify" draw:textarea-vertical-align="middle" draw:auto-grow-height="false" fo:min-height="1.556cm" fo:min-width="2.806cm" loext:decorative="false"/>
      <style:paragraph-properties style:writing-mode="lr-tb"/>
    </style:style>
    <style:style style:name="gr24" style:family="graphic" style:parent-style-name="objectwithoutfill">
      <style:graphic-properties svg:stroke-color="#808080" draw:marker-end="Arrowheads_20_14" draw:marker-end-width="0.3cm" draw:fill="none" draw:textarea-vertical-align="middle" loext:decorative="false"/>
    </style:style>
    <style:style style:name="gr25" style:family="graphic" style:parent-style-name="standard">
      <style:graphic-properties draw:stroke="dash" draw:stroke-dash="Double_20_Dash" svg:stroke-linecap="butt" draw:opacity="60%" draw:textarea-horizontal-align="justify" draw:textarea-vertical-align="middle" draw:auto-grow-height="false" fo:min-height="1.556cm" fo:min-width="3.806cm" loext:decorative="false"/>
      <style:paragraph-properties style:writing-mode="lr-tb"/>
    </style:style>
    <style:style style:name="gr26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27" style:family="graphic" style:parent-style-name="objectwithoutfill">
      <style:graphic-properties svg:stroke-color="#808080" draw:marker-end="Arrowheads_20_16" draw:marker-end-width="0.3cm" draw:fill="none" draw:textarea-vertical-align="middle" loext:decorative="false"/>
    </style:style>
    <style:style style:name="gr28" style:family="graphic" style:parent-style-name="objectwithoutfill">
      <style:graphic-properties svg:stroke-color="#808080" draw:marker-end="Arrowheads_20_17" draw:marker-end-width="0.3cm" draw:fill="none" draw:textarea-vertical-align="middle" loext:decorative="false"/>
    </style:style>
    <style:style style:name="gr29" style:family="graphic" style:parent-style-name="objectwithoutfill">
      <style:graphic-properties svg:stroke-color="#999999" draw:marker-end="Arrowheads_20_18" draw:marker-end-width="0.3cm" draw:fill="none" draw:textarea-vertical-align="middle" loext:decorative="false"/>
    </style:style>
    <style:style style:name="gr30" style:family="graphic" style:parent-style-name="objectwithoutfill">
      <style:graphic-properties svg:stroke-color="#808080" draw:marker-end="Arrowheads_20_19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7" draw:marker-end-width="0.3cm" draw:fill="none" draw:textarea-vertical-align="middle" loext:decorative="false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top" draw:auto-grow-height="false" fo:min-height="6.068cm" fo:min-width="7.318cm" loext:decorative="false"/>
      <style:paragraph-properties style:writing-mode="lr-tb"/>
    </style:style>
    <style:style style:name="gr33" style:family="graphic" style:parent-style-name="standard">
      <style:graphic-properties draw:fill-color="#dee6ef" draw:textarea-horizontal-align="justify" draw:textarea-vertical-align="middle" draw:auto-grow-height="false" fo:min-height="0.75cm" fo:min-width="4cm" loext:decorative="false"/>
      <style:paragraph-properties style:writing-mode="lr-tb"/>
    </style:style>
    <style:style style:name="gr34" style:family="graphic" style:parent-style-name="objectwithoutfill">
      <style:graphic-properties draw:marker-end="Arrowheads_20_3" draw:marker-end-width="0.3cm" draw:fill="none" draw:textarea-vertical-align="bottom" loext:decorative="false"/>
      <style:paragraph-properties style:writing-mode="lr-tb"/>
    </style:style>
    <style:style style:name="gr35" style:family="graphic" style:parent-style-name="objectwithoutfill">
      <style:graphic-properties draw:marker-end="Arrowheads_20_11" draw:marker-end-width="0.3cm" draw:fill="none" draw:textarea-vertical-align="bottom" loext:decorative="false"/>
      <style:paragraph-properties style:writing-mode="lr-tb"/>
    </style:style>
    <style:style style:name="pr1" style:family="presentation" style:parent-style-name="Default-title">
      <style:graphic-properties fo:min-height="10.417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5.6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dee6e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opacity="50%"/>
      <style:paragraph-properties fo:text-align="center"/>
    </style:style>
    <style:style style:name="P6" style:family="paragraph">
      <loext:graphic-properties draw:opacity="60%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8cm" svg:height="10.417cm" svg:x="0cm" svg:y="-0.736cm" presentation:class="title" presentation:user-transformed="true">
          <draw:text-box>
            <text:p>Development, Implementation, and Testing of a Reversible Master/Slave Control System for <text:line-break/>a Non-Buoyant ROV and USV</text:p>
          </draw:text-box>
        </draw:frame>
        <draw:frame presentation:style-name="pr2" draw:text-style-name="P1" draw:layer="layout" svg:width="25.199cm" svg:height="5.634cm" svg:x="1.4cm" svg:y="8.866cm" presentation:class="subtitle" presentation:user-transformed="true">
          <draw:text-box>
            <text:p>Magnus R. Kjørseng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Background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Plan Sea</text:p>
              </text:list-item>
              <text:list-item>
                <text:p>Marine plastic pollution</text:p>
              </text:list-item>
              <text:list-item>
                <text:p>Control is crucia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Starting poin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From Specialization project</text:p>
              </text:list-item>
              <text:list-item>
                <text:p>Simulation</text:p>
              </text:list-item>
              <text:list-item>
                <text:p>Rudimentary control system</text:p>
              </text:list-item>
              <text:list-item>
                <text:p>Basic understanding of the tool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2" draw:text-style-name="P2" draw:layer="layout" svg:width="21.5cm" svg:height="14cm" svg:x="3.5cm" svg:y="1cm">
          <text:p text:style-name="P2"><text:span text:style-name="T1">Simulation scrip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2" draw:id="id22" draw:layer="layout" svg:width="3.5cm" svg:height="2cm" svg:x="8.5cm" svg:y="3.5cm">
          <text:p text:style-name="P2">Controller</text:p>
          <draw:enhanced-geometry svg:viewBox="0 0 21600 21600" draw:type="rectangle" draw:enhanced-path="M 0 0 L 21600 0 21600 21600 0 21600 0 0 Z N"/>
        </draw:custom-shape>
        <draw:custom-shape draw:style-name="gr4" draw:text-style-name="P3" xml:id="id21" draw:id="id21" draw:layer="layout" svg:width="3.5cm" svg:height="2cm" svg:x="19cm" svg:y="3.5cm">
          <text:p text:style-name="P2">Position handling</text:p>
          <draw:enhanced-geometry svg:viewBox="0 0 21600 21600" draw:type="rectangle" draw:enhanced-path="M 0 0 L 21600 0 21600 21600 0 21600 0 0 Z N"/>
        </draw:custom-shape>
        <draw:custom-shape draw:style-name="gr5" draw:text-style-name="P3" xml:id="id24" draw:id="id24" draw:layer="layout" svg:width="4.5cm" svg:height="2cm" svg:x="9.5cm" svg:y="10cm">
          <text:p text:style-name="P2">Manual input handling</text:p>
          <draw:enhanced-geometry svg:viewBox="0 0 21600 21600" draw:type="rectangle" draw:enhanced-path="M 0 0 L 21600 0 21600 21600 0 21600 0 0 Z N"/>
        </draw:custom-shape>
        <draw:custom-shape draw:style-name="gr6" draw:text-style-name="P3" xml:id="id23" draw:id="id23" draw:layer="layout" svg:width="5.5cm" svg:height="2.5cm" svg:x="16.5cm" svg:y="6.5cm">
          <text:p text:style-name="P2">Data collection</text:p>
          <draw:enhanced-geometry svg:viewBox="0 0 21600 21600" draw:type="rectangle" draw:enhanced-path="M 0 0 L 21600 0 21600 21600 0 21600 0 0 Z N"/>
        </draw:custom-shape>
        <draw:custom-shape draw:style-name="gr7" draw:text-style-name="P3" xml:id="id20" draw:id="id20" draw:layer="layout" svg:width="4cm" svg:height="2cm" svg:x="15.5cm" svg:y="11cm">
          <text:p text:style-name="P2">Vessel and environment simulation</text:p>
          <draw:enhanced-geometry svg:viewBox="0 0 21600 21600" draw:type="rectangle" draw:enhanced-path="M 0 0 L 21600 0 21600 21600 0 21600 0 0 Z N"/>
        </draw:custom-shape>
        <draw:custom-shape draw:style-name="gr8" draw:text-style-name="P3" xml:id="id25" draw:id="id25" draw:layer="layout" svg:width="4.5cm" svg:height="2.5cm" svg:x="5cm" svg:y="6.5cm">
          <text:p text:style-name="P2">(no) Thrust allocation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0" smil:attributeName="visibility" smil:to="visible"/>
                  <anim:transitionFilter smil:dur="1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1" smil:attributeName="visibility" smil:to="visible"/>
                  <anim:transitionFilter smil:dur="1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2" smil:attributeName="visibility" smil:to="visible"/>
                  <anim:transitionFilter smil:dur="1s" smil:targetElement="id2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3" smil:attributeName="visibility" smil:to="visible"/>
                  <anim:transitionFilter smil:dur="1s" smil:targetElement="id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4" smil:attributeName="visibility" smil:to="visible"/>
                  <anim:transitionFilter smil:dur="1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5" smil:attributeName="visibility" smil:to="visible"/>
                  <anim:transitionFilter smil:dur="1s" smil:targetElement="id2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9" draw:text-style-name="P2" xml:id="id1" draw:id="id1" draw:layer="layout" svg:width="6cm" svg:height="4cm" svg:x="1.5cm" svg:y="6cm">
          <text:p text:style-name="P2">Simulation Scrip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42" draw:id="id42" draw:layer="layout" svg:width="4cm" svg:height="2cm" svg:x="2.5cm" svg:y="7.5cm">
          <text:p text:style-name="P2">Vessel and environment simulation</text:p>
          <draw:enhanced-geometry svg:viewBox="0 0 21600 21600" draw:type="rectangle" draw:enhanced-path="M 0 0 L 21600 0 21600 21600 0 21600 0 0 Z N"/>
        </draw:custom-shape>
        <draw:custom-shape draw:style-name="gr10" draw:text-style-name="P2" xml:id="id2" draw:id="id2" draw:layer="layout" svg:width="4cm" svg:height="2cm" svg:x="8cm" svg:y="2cm">
          <text:p text:style-name="P2">Position Translation Script</text:p>
          <draw:enhanced-geometry svg:viewBox="0 0 21600 21600" draw:path-stretchpoint-x="10800" draw:path-stretchpoint-y="10800" draw:text-areas="?f3 ?f4 ?f5 ?f6" draw:type="round-rectangle" draw:modifiers="4965.517241379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xml:id="id35" draw:id="id35" draw:layer="layout" draw:type="lines" draw:line-skew="-2.499cm" svg:x1="4.5cm" svg:y1="6cm" svg:x2="8cm" svg:y2="3cm" draw:start-shape="id1" draw:start-glue-point="0" draw:end-shape="id2" draw:end-glue-point="3" svg:d="M4500 6000v-3000h2999 501" svg:viewBox="0 0 3501 3001">
          <text:p text:style-name="P2">Position &amp; </text:p>
          <text:p text:style-name="P2">heading</text:p>
        </draw:connector>
        <draw:custom-shape draw:style-name="gr12" draw:text-style-name="P2" xml:id="id4" draw:id="id4" draw:layer="layout" svg:width="4cm" svg:height="2cm" svg:x="13.5cm" svg:y="12.5cm">
          <text:p text:style-name="P2">USV Thrust alloc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xml:id="id3" draw:id="id3" draw:layer="layout" svg:width="4.5cm" svg:height="2cm" svg:x="5cm" svg:y="12.5cm">
          <text:p text:style-name="P2">Command Translation Scrip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4" xml:id="id34" draw:id="id34" draw:layer="layout" draw:type="lines" svg:x1="5cm" svg:y1="13.5cm" svg:x2="4.5cm" svg:y2="10cm" draw:start-shape="id3" draw:start-glue-point="3" draw:end-shape="id1" draw:end-glue-point="2" svg:d="M5000 13500h-501l1-2998v-502" svg:viewBox="0 0 502 3501">
          <text:p text:style-name="P2">Thrust commands</text:p>
        </draw:connector>
        <draw:connector draw:style-name="gr15" draw:text-style-name="P4" xml:id="id33" draw:id="id33" draw:layer="layout" draw:type="lines" svg:x1="13.5cm" svg:y1="13.5cm" svg:x2="9.5cm" svg:y2="13.5cm" draw:start-shape="id4" draw:start-glue-point="3" draw:end-shape="id3" draw:end-glue-point="1" svg:d="M13500 13500h-501-2997-502" svg:viewBox="0 0 4001 1">
          <text:p text:style-name="P2">Thrust </text:p>
          <text:p text:style-name="P2">commands</text:p>
        </draw:connector>
        <draw:custom-shape draw:style-name="gr13" draw:text-style-name="P2" xml:id="id8" draw:id="id8" draw:layer="layout" svg:width="4.5cm" svg:height="2cm" svg:x="21.5cm" svg:y="12.5cm">
          <text:p text:style-name="P2">USV 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7" draw:id="id7" draw:layer="layout" svg:width="4cm" svg:height="2cm" svg:x="17cm" svg:y="9cm">
          <text:p text:style-name="P2">ROV 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6" draw:id="id6" draw:layer="layout" svg:width="4cm" svg:height="2cm" svg:x="17cm" svg:y="4.5cm">
          <text:p text:style-name="P2">Crane 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xml:id="id5" draw:id="id5" draw:layer="layout" svg:width="4.5cm" svg:height="2cm" svg:x="21.5cm" svg:y="2cm">
          <text:p text:style-name="P2">Guidance Sys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4" xml:id="id26" draw:id="id26" draw:layer="layout" draw:type="lines" svg:x1="12cm" svg:y1="3cm" svg:x2="21.5cm" svg:y2="3cm" draw:start-shape="id2" draw:start-glue-point="1" draw:end-shape="id5" draw:end-glue-point="3" svg:d="M12000 3000h502 8497 501" svg:viewBox="0 0 9501 1">
          <text:p text:style-name="P2">Position, heading </text:p>
          <text:p text:style-name="P2">and commands</text:p>
        </draw:connector>
        <draw:connector draw:style-name="gr17" draw:text-style-name="P4" xml:id="id27" draw:id="id27" draw:layer="layout" draw:type="lines" draw:line-skew="0.998cm" svg:x1="23.75cm" svg:y1="4cm" svg:x2="21cm" svg:y2="5.5cm" draw:start-shape="id5" draw:start-glue-point="2" draw:end-shape="id6" draw:end-glue-point="1" svg:d="M23750 4000v1500h-2248-502" svg:viewBox="0 0 2751 1501">
          <text:p/>
        </draw:connector>
        <draw:connector draw:style-name="gr18" draw:text-style-name="P4" xml:id="id29" draw:id="id29" draw:layer="layout" draw:type="lines" draw:line-skew="5.498cm" svg:x1="23.75cm" svg:y1="4cm" svg:x2="21cm" svg:y2="10cm" draw:start-shape="id5" draw:start-glue-point="2" draw:end-shape="id7" draw:end-glue-point="1" svg:d="M23750 4000v6000h-2248-502" svg:viewBox="0 0 2751 6001">
          <text:p/>
        </draw:connector>
        <draw:connector draw:style-name="gr19" draw:text-style-name="P4" xml:id="id28" draw:id="id28" draw:layer="layout" draw:type="lines" svg:x1="23.75cm" svg:y1="4cm" svg:x2="23.75cm" svg:y2="12.5cm" draw:start-shape="id5" draw:start-glue-point="2" draw:end-shape="id8" svg:d="M23750 4000v502 7497 501" svg:viewBox="0 0 1 8501">
          <text:p text:style-name="P2">Desired actions</text:p>
        </draw:connector>
        <draw:connector draw:style-name="gr20" draw:text-style-name="P4" xml:id="id30" draw:id="id30" draw:layer="layout" draw:type="lines" draw:line-skew="-8.499cm" svg:x1="17cm" svg:y1="5.5cm" svg:x2="7.5cm" svg:y2="8cm" draw:start-shape="id6" draw:start-glue-point="3" draw:end-shape="id1" draw:end-glue-point="1" svg:d="M17000 5500h-9000l2 2500h-502" svg:viewBox="0 0 9501 2501">
          <text:p text:style-name="P2">Crane commands</text:p>
        </draw:connector>
        <draw:connector draw:style-name="gr21" draw:text-style-name="P4" xml:id="id32" draw:id="id32" draw:layer="layout" draw:type="lines" draw:line-skew="-8.499cm" svg:x1="17cm" svg:y1="10cm" svg:x2="7.5cm" svg:y2="8cm" draw:start-shape="id7" draw:start-glue-point="3" draw:end-shape="id1" draw:end-glue-point="1" svg:d="M17000 10000h-9000l2-2000h-502" svg:viewBox="0 0 9501 2001">
          <text:p text:style-name="P2">ROV </text:p>
          <text:p text:style-name="P2">Commands</text:p>
        </draw:connector>
        <draw:connector draw:style-name="gr22" draw:text-style-name="P4" xml:id="id31" draw:id="id31" draw:layer="layout" draw:type="lines" svg:x1="21.5cm" svg:y1="13.5cm" svg:x2="17.5cm" svg:y2="13.5cm" draw:start-shape="id8" draw:start-glue-point="3" draw:end-shape="id4" draw:end-glue-point="1" svg:d="M21500 13500h-501-2997-502" svg:viewBox="0 0 4001 1">
          <text:p text:style-name="P2">Desired</text:p>
          <text:p text:style-name="P2">Force</text:p>
        </draw:connector>
        <draw:custom-shape draw:style-name="gr23" draw:text-style-name="P5" xml:id="id9" draw:id="id9" draw:layer="layout" svg:width="3.5cm" svg:height="2cm" svg:x="13.5cm" svg:y="6.5cm">
          <text:p text:style-name="P2">Data coll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4" xml:id="id38" draw:id="id38" draw:layer="layout" draw:type="lines" svg:x1="4.5cm" svg:y1="6cm" svg:x2="13.5cm" svg:y2="7.5cm" draw:start-shape="id1" draw:start-glue-point="0" draw:end-shape="id9" draw:end-glue-point="3" svg:d="M4500 6000v-501l8499 2001h501" svg:viewBox="0 0 9001 2002">
          <text:p/>
        </draw:connector>
        <draw:custom-shape draw:style-name="gr25" draw:text-style-name="P6" xml:id="id10" draw:id="id10" draw:layer="layout" svg:width="4.5cm" svg:height="2cm" svg:x="14.5cm" svg:y="0.5cm">
          <text:p text:style-name="P2">Operator pan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4" xml:id="id36" draw:id="id36" draw:layer="layout" draw:type="lines" svg:x1="19cm" svg:y1="1.5cm" svg:x2="21.5cm" svg:y2="3cm" draw:start-shape="id10" draw:start-glue-point="1" draw:end-shape="id5" draw:end-glue-point="3" svg:d="M19000 1500h502l1497 1500h501" svg:viewBox="0 0 2501 1501">
          <text:p/>
        </draw:connector>
        <draw:connector draw:style-name="gr27" draw:text-style-name="P4" xml:id="id37" draw:id="id37" draw:layer="layout" draw:type="lines" svg:x1="17cm" svg:y1="5.5cm" svg:x2="15.25cm" svg:y2="6.5cm" draw:start-shape="id6" draw:start-glue-point="3" draw:end-shape="id9" draw:end-glue-point="0" svg:d="M17000 5500h-501l-1249 499v501" svg:viewBox="0 0 1751 1001">
          <text:p/>
        </draw:connector>
        <draw:connector draw:style-name="gr28" draw:text-style-name="P4" xml:id="id41" draw:id="id41" draw:layer="layout" draw:type="lines" svg:x1="17cm" svg:y1="10cm" svg:x2="15.25cm" svg:y2="8.5cm" draw:start-shape="id7" draw:start-glue-point="3" draw:end-shape="id9" draw:end-glue-point="2" svg:d="M17000 10000h-501l-1249-998v-502" svg:viewBox="0 0 1751 1501">
          <text:p/>
        </draw:connector>
        <draw:connector draw:style-name="gr29" draw:text-style-name="P4" xml:id="id39" draw:id="id39" draw:layer="layout" draw:type="lines" svg:x1="15.5cm" svg:y1="12.5cm" svg:x2="15.25cm" svg:y2="8.5cm" draw:start-shape="id4" draw:start-glue-point="0" draw:end-shape="id9" draw:end-glue-point="2" svg:d="M15500 12500v-501l-250-2997v-502" svg:viewBox="0 0 251 4001">
          <text:p/>
        </draw:connector>
        <draw:connector draw:style-name="gr30" draw:text-style-name="P4" xml:id="id40" draw:id="id40" draw:layer="layout" draw:type="lines" draw:line-skew="-2.999cm" svg:x1="21.5cm" svg:y1="13.5cm" svg:x2="15.25cm" svg:y2="8.5cm" draw:start-shape="id8" draw:start-glue-point="3" draw:end-shape="id9" draw:end-glue-point="2" svg:d="M21500 13500h-3500l-2750-4498v-502" svg:viewBox="0 0 6251 500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6" smil:attributeName="visibility" smil:to="visible"/>
                  <anim:transitionFilter smil:dur="0.5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" smil:attributeName="visibility" smil:to="visible"/>
                  <anim:transitionFilter smil:dur="0.5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7" smil:attributeName="visibility" smil:to="visible"/>
                  <anim:transitionFilter smil:dur="0.5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8" smil:attributeName="visibility" smil:to="visible"/>
                  <anim:transitionFilter smil:dur="0.5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9" smil:attributeName="visibility" smil:to="visible"/>
                  <anim:transitionFilter smil:dur="0.5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" smil:attributeName="visibility" smil:to="visible"/>
                  <anim:transitionFilter smil:dur="0.5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0" smil:attributeName="visibility" smil:to="visible"/>
                  <anim:transitionFilter smil:dur="0.5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1" smil:attributeName="visibility" smil:to="visible"/>
                  <anim:transitionFilter smil:dur="0.5s" smil:targetElement="id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2" smil:attributeName="visibility" smil:to="visible"/>
                  <anim:transitionFilter smil:dur="0.5s" smil:targetElement="id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smil:attributeName="visibility" smil:to="visible"/>
                  <anim:transitionFilter smil:dur="0.5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" smil:attributeName="visibility" smil:to="visible"/>
                  <anim:transitionFilter smil:dur="0.5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4" smil:attributeName="visibility" smil:to="visible"/>
                  <anim:transitionFilter smil:dur="0.5s" smil:targetElement="id3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5" smil:attributeName="visibility" smil:to="visible"/>
                  <anim:transitionFilter smil:dur="0.5s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" smil:attributeName="visibility" smil:to="visible"/>
                  <anim:transitionFilter smil:dur="0.5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6" smil:attributeName="visibility" smil:to="visible"/>
                  <anim:transitionFilter smil:dur="0.5s" smil:targetElement="id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" smil:attributeName="visibility" smil:to="visible"/>
                  <anim:transitionFilter smil:dur="0.5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7" smil:attributeName="visibility" smil:to="visible"/>
                  <anim:transitionFilter smil:dur="0.5s" smil:targetElement="id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8" smil:attributeName="visibility" smil:to="visible"/>
                  <anim:transitionFilter smil:dur="0.5s" smil:targetElement="id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9" smil:attributeName="visibility" smil:to="visible"/>
                  <anim:transitionFilter smil:dur="0.5s" smil:targetElement="id3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0" smil:attributeName="visibility" smil:to="visible"/>
                  <anim:transitionFilter smil:dur="0.5s" smil:targetElement="id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1" smil:attributeName="visibility" smil:to="visible"/>
                  <anim:transitionFilter smil:dur="0.5s" smil:targetElement="id4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1" smil:type="fade" smil:subtype="crossfade" smil:mode="out"/>
                  <anim:set smil:begin="1.999s" smil:dur="0.001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35" smil:type="fade" smil:subtype="crossfade" smil:mode="out"/>
                  <anim:set smil:begin="1.999s" smil:dur="0.001s" smil:fill="hold" smil:targetElement="id3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" smil:type="fade" smil:subtype="crossfade" smil:mode="out"/>
                  <anim:set smil:begin="1.999s" smil:dur="0.001s" smil:fill="hold" smil:targetElement="id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38" smil:type="fade" smil:subtype="crossfade" smil:mode="out"/>
                  <anim:set smil:begin="1.999s" smil:dur="0.001s" smil:fill="hold" smil:targetElement="id3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9" smil:type="fade" smil:subtype="crossfade" smil:mode="out"/>
                  <anim:set smil:begin="1.999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37" smil:type="fade" smil:subtype="crossfade" smil:mode="out"/>
                  <anim:set smil:begin="1.999s" smil:dur="0.001s" smil:fill="hold" smil:targetElement="id3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41" smil:type="fade" smil:subtype="crossfade" smil:mode="out"/>
                  <anim:set smil:begin="1.999s" smil:dur="0.001s" smil:fill="hold" smil:targetElement="id4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40" smil:type="fade" smil:subtype="crossfade" smil:mode="out"/>
                  <anim:set smil:begin="1.999s" smil:dur="0.001s" smil:fill="hold" smil:targetElement="id4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39" smil:type="fade" smil:subtype="crossfade" smil:mode="out"/>
                  <anim:set smil:begin="1.999s" smil:dur="0.001s" smil:fill="hold" smil:targetElement="id3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3" smil:type="fade" smil:subtype="crossfade" smil:mode="out"/>
                  <anim:set smil:begin="1.999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33" smil:type="fade" smil:subtype="crossfade" smil:mode="out"/>
                  <anim:set smil:begin="1.999s" smil:dur="0.001s" smil:fill="hold" smil:targetElement="id3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34" smil:type="fade" smil:subtype="crossfade" smil:mode="out"/>
                  <anim:set smil:begin="1.999s" smil:dur="0.001s" smil:fill="hold" smil:targetElement="id3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10" smil:type="fade" smil:subtype="crossfade" smil:mode="out"/>
                  <anim:set smil:begin="1.999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36" smil:type="fade" smil:subtype="crossfade" smil:mode="out"/>
                  <anim:set smil:begin="1.999s" smil:dur="0.001s" smil:fill="hold" smil:targetElement="id3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42" smil:type="fade" smil:subtype="crossfade" smil:mode="out"/>
                  <anim:set smil:begin="1.999s" smil:dur="0.001s" smil:fill="hold" smil:targetElement="id4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30" smil:type="fade" smil:subtype="crossfade" smil:mode="out"/>
                  <anim:set smil:begin="1.999s" smil:dur="0.001s" smil:fill="hold" smil:targetElement="id3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32" smil:type="fade" smil:subtype="crossfade" smil:mode="out"/>
                  <anim:set smil:begin="1.999s" smil:dur="0.001s" smil:fill="hold" smil:targetElement="id3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6" smil:type="fade" smil:subtype="crossfade" smil:mode="out"/>
                  <anim:set smil:begin="1.999s" smil:dur="0.001s" smil:fill="hold" smil:targetElement="id26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12" draw:text-style-name="P2" xml:id="id16" draw:id="id16" draw:layer="layout" svg:width="4cm" svg:height="2cm" svg:x="13.5cm" svg:y="12.5cm">
          <text:p text:style-name="P2">USV Thrust alloc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xml:id="id15" draw:id="id15" draw:layer="layout" svg:width="4.5cm" svg:height="2cm" svg:x="21.5cm" svg:y="12.5cm">
          <text:p text:style-name="P2">USV 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14" draw:id="id14" draw:layer="layout" svg:width="4cm" svg:height="2cm" svg:x="17cm" svg:y="9cm">
          <text:p text:style-name="P2">ROV 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13" draw:id="id13" draw:layer="layout" svg:width="4cm" svg:height="2cm" svg:x="17cm" svg:y="4.5cm">
          <text:p text:style-name="P2">Crane 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xml:id="id12" draw:id="id12" draw:layer="layout" svg:width="4.5cm" svg:height="2cm" svg:x="21.5cm" svg:y="2cm">
          <text:p text:style-name="P2">Guidance Sys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4" xml:id="id43" draw:id="id43" draw:layer="layout" draw:type="lines" draw:line-skew="-0.499cm" svg:x1="5.75cm" svg:y1="4cm" svg:x2="21.5cm" svg:y2="3cm" draw:start-shape="id11" draw:start-glue-point="0" draw:end-shape="id12" draw:end-glue-point="3" svg:d="M5750 4000v-1000h15249 501" svg:viewBox="0 0 15751 1001">
          <text:p text:style-name="P7">Position, heading </text:p>
          <text:p text:style-name="P7">and commands</text:p>
        </draw:connector>
        <draw:connector draw:style-name="gr17" draw:text-style-name="P4" draw:layer="layout" draw:type="lines" draw:line-skew="0.998cm" svg:x1="23.75cm" svg:y1="4cm" svg:x2="21cm" svg:y2="5.5cm" draw:start-shape="id12" draw:start-glue-point="2" draw:end-shape="id13" draw:end-glue-point="1" svg:d="M23750 4000v1500h-2248-502" svg:viewBox="0 0 2751 1501">
          <text:p/>
        </draw:connector>
        <draw:connector draw:style-name="gr18" draw:text-style-name="P4" draw:layer="layout" draw:type="lines" draw:line-skew="5.498cm" svg:x1="23.75cm" svg:y1="4cm" svg:x2="21cm" svg:y2="10cm" draw:start-shape="id12" draw:start-glue-point="2" draw:end-shape="id14" draw:end-glue-point="1" svg:d="M23750 4000v6000h-2248-502" svg:viewBox="0 0 2751 6001">
          <text:p/>
        </draw:connector>
        <draw:connector draw:style-name="gr19" draw:text-style-name="P4" draw:layer="layout" draw:type="lines" svg:x1="23.75cm" svg:y1="4cm" svg:x2="23.75cm" svg:y2="12.5cm" draw:start-shape="id12" draw:start-glue-point="2" draw:end-shape="id15" svg:d="M23750 4000v502 7497 501" svg:viewBox="0 0 1 8501">
          <text:p text:style-name="P2">Desired actions</text:p>
        </draw:connector>
        <draw:connector draw:style-name="gr22" draw:text-style-name="P4" draw:layer="layout" draw:type="lines" svg:x1="21.5cm" svg:y1="13.5cm" svg:x2="17.5cm" svg:y2="13.5cm" draw:start-shape="id15" draw:start-glue-point="3" draw:end-shape="id16" draw:end-glue-point="1" svg:d="M21500 13500h-501-2997-502" svg:viewBox="0 0 4001 1">
          <text:p text:style-name="P2">Desired</text:p>
          <text:p text:style-name="P2">Force</text:p>
        </draw:connector>
        <draw:custom-shape draw:style-name="gr32" draw:text-style-name="P2" xml:id="id11" draw:id="id11" draw:layer="layout" svg:width="8.5cm" svg:height="7cm" svg:x="1.5cm" svg:y="4cm">
          <text:p text:style-name="P2">USV/ROV Coupled sys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xml:id="id17" draw:id="id17" draw:layer="layout" svg:width="4.5cm" svg:height="1cm" svg:x="3.5cm" svg:y="9.5cm">
          <text:p text:style-name="P2">USV</text:p>
          <draw:enhanced-geometry svg:viewBox="0 0 21600 21600" draw:type="rectangle" draw:enhanced-path="M 0 0 L 21600 0 21600 21600 0 21600 0 0 Z N"/>
        </draw:custom-shape>
        <draw:connector draw:style-name="gr34" draw:text-style-name="P4" xml:id="id46" draw:id="id46" draw:layer="layout" draw:type="lines" draw:line-skew="0cm 2.499cm" svg:x1="13.5cm" svg:y1="13.5cm" svg:x2="5.75cm" svg:y2="10.5cm" draw:start-shape="id16" draw:start-glue-point="3" draw:end-shape="id17" draw:end-glue-point="2" svg:d="M13500 13500h-501-7249v-3000" svg:viewBox="0 0 7751 3001">
          <text:p text:style-name="P2">Thrust </text:p>
          <text:p text:style-name="P2">commands</text:p>
        </draw:connector>
        <draw:custom-shape draw:style-name="gr33" draw:text-style-name="P3" xml:id="id19" draw:id="id19" draw:layer="layout" svg:width="4.5cm" svg:height="1cm" svg:x="3.5cm" svg:y="8cm">
          <text:p text:style-name="P2">ROV</text:p>
          <draw:enhanced-geometry svg:viewBox="0 0 21600 21600" draw:type="rectangle" draw:enhanced-path="M 0 0 L 21600 0 21600 21600 0 21600 0 0 Z N"/>
        </draw:custom-shape>
        <draw:custom-shape draw:style-name="gr33" draw:text-style-name="P3" xml:id="id18" draw:id="id18" draw:layer="layout" svg:width="4.5cm" svg:height="1cm" svg:x="3.5cm" svg:y="6.5cm">
          <text:p text:style-name="P2">Crane</text:p>
          <draw:enhanced-geometry svg:viewBox="0 0 21600 21600" draw:type="rectangle" draw:enhanced-path="M 0 0 L 21600 0 21600 21600 0 21600 0 0 Z N"/>
        </draw:custom-shape>
        <draw:connector draw:style-name="gr35" draw:text-style-name="P4" xml:id="id44" draw:id="id44" draw:layer="layout" draw:type="lines" draw:line-skew="0cm 7.999cm" svg:x1="17cm" svg:y1="5.5cm" svg:x2="8cm" svg:y2="7cm" draw:start-shape="id13" draw:start-glue-point="3" draw:end-shape="id18" draw:end-glue-point="1" svg:d="M17000 5500h-501l1 1500h-8500" svg:viewBox="0 0 9001 1501">
          <text:p text:style-name="P2">Crane commands</text:p>
        </draw:connector>
        <draw:connector draw:style-name="gr21" draw:text-style-name="P4" xml:id="id45" draw:id="id45" draw:layer="layout" draw:type="lines" draw:line-skew="0cm 7.999cm" svg:x1="17cm" svg:y1="10cm" svg:x2="8cm" svg:y2="8.5cm" draw:start-shape="id14" draw:start-glue-point="3" draw:end-shape="id19" draw:end-glue-point="1" svg:d="M17000 10000h-501l1-1500h-8500" svg:viewBox="0 0 9001 1501">
          <text:p text:style-name="P2">ROV </text:p>
          <text:p text:style-name="P2">Commands</text:p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2s" smil:targetElement="id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2s" smil:targetElement="id4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2s" smil:targetElement="id4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2s" smil:targetElement="id46" smil:type="fade" smil:subtype="crossfade"/>
                </anim:par>
              </anim:par>
            </anim:par>
          </anim:seq>
        </anim:par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Capabilities of the system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Waypoint navigation</text:p>
              </text:list-item>
              <text:list-item>
                <text:p>Station keeping with decent results</text:p>
              </text:list-item>
              <text:list-item>
                <text:p>Reversib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Case studies<text:tab/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Looking at different responses of the control system in different environments and settings</text:p>
              </text:list-item>
              <text:list-item>
                <text:p>Long vs. Short winch</text:p>
              </text:list-item>
              <text:list-item>
                <text:p>Rough vs. Calm seas</text:p>
              </text:list-item>
              <text:list-item>
                <text:p>Abort scenarios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Final resul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More well developed system</text:p>
                <text:list>
                  <text:list-item>
                    <text:p>Easier to expand upon</text:p>
                  </text:list-item>
                </text:list>
              </text:list-item>
              <text:list-item>
                <text:p>Controller implemented in ROS2</text:p>
              </text:list-item>
              <text:list-item>
                <text:p>GUI mocked up</text:p>
              </text:list-item>
              <text:list-item>
                <text:p>Case studies done (almost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Future work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ROV and crane development</text:p>
              </text:list-item>
              <text:list-item>
                <text:p>Physical implementation</text:p>
              </text:list-item>
              <text:list-item>
                <text:p>Further work on HMI</text:p>
              </text:list-item>
              <text:list-item>
                <text:p>All of litter detection and picku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0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0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0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21:34:36.097206626</meta:creation-date>
    <dc:date>2025-06-03T09:11:56.200605271</dc:date>
    <meta:editing-duration>PT10H33M22S</meta:editing-duration>
    <meta:editing-cycles>2</meta:editing-cycles>
    <meta:generator>LibreOffice/24.2.7.2$Linux_X86_64 LibreOffice_project/420$Build-2</meta:generator>
    <meta:document-statistic meta:object-count="106"/>
  </office:meta>
</office:document-meta>
</file>